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4.16983333333333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4.064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ames</text:p>
          </table:table-cell>
          <table:table-cell office:value-type="string" table:style-name="ce2">
            <text:p>new iYali</text:p>
          </table:table-cell>
          <table:table-cell office:value-type="string" table:style-name="ce2">
            <text:p>enhanced new iYali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POOL_AC_EM</text:p>
          </table:table-cell>
          <table:table-cell office:value-type="float" office:value="0" table:style-name="ce3">
            <text:p>0</text:p>
          </table:table-cell>
          <table:table-cell office:value-type="float" office:value="-5.7107610000000004E-17" table:style-name="ce3">
            <text:p>-5.71076E-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POOL_FA_LP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8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8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8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86</text:p>
          </table:table-cell>
          <table:table-cell office:value-type="float" office:value="-1.611612" table:style-name="ce3">
            <text:p>-1.611612</text:p>
          </table:table-cell>
          <table:table-cell office:value-type="float" office:value="-0.12585180000000001" table:style-name="ce3">
            <text:p>-0.1258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87</text:p>
          </table:table-cell>
          <table:table-cell office:value-type="float" office:value="-1.611612" table:style-name="ce3">
            <text:p>-1.611612</text:p>
          </table:table-cell>
          <table:table-cell office:value-type="float" office:value="-0.12585180000000001" table:style-name="ce3">
            <text:p>-0.1258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88</text:p>
          </table:table-cell>
          <table:table-cell office:value-type="float" office:value="-1.611612" table:style-name="ce3">
            <text:p>-1.611612</text:p>
          </table:table-cell>
          <table:table-cell office:value-type="float" office:value="-0.12585180000000001" table:style-name="ce3">
            <text:p>-0.1258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89</text:p>
          </table:table-cell>
          <table:table-cell office:value-type="float" office:value="-1.611612" table:style-name="ce3">
            <text:p>-1.611612</text:p>
          </table:table-cell>
          <table:table-cell office:value-type="float" office:value="-0.12585180000000001" table:style-name="ce3">
            <text:p>-0.1258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0</text:p>
          </table:table-cell>
          <table:table-cell office:value-type="float" office:value="-1.611612" table:style-name="ce3">
            <text:p>-1.611612</text:p>
          </table:table-cell>
          <table:table-cell office:value-type="float" office:value="-0.12585180000000001" table:style-name="ce3">
            <text:p>-0.12585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1</text:p>
          </table:table-cell>
          <table:table-cell office:value-type="float" office:value="3.9778319999999998" table:style-name="ce3">
            <text:p>3.977832</text:p>
          </table:table-cell>
          <table:table-cell office:value-type="float" office:value="2.831446E-2" table:style-name="ce3">
            <text:p>0.02831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3</text:p>
          </table:table-cell>
          <table:table-cell office:value-type="float" office:value="0" table:style-name="ce3">
            <text:p>0</text:p>
          </table:table-cell>
          <table:table-cell office:value-type="float" office:value="-1.192579E-17" table:style-name="ce3">
            <text:p>-1.19258E-1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8</text:p>
          </table:table-cell>
          <table:table-cell office:value-type="float" office:value="-3.9778319999999998" table:style-name="ce3">
            <text:p>-3.977832</text:p>
          </table:table-cell>
          <table:table-cell office:value-type="float" office:value="-2.831446E-2" table:style-name="ce3">
            <text:p>-0.0283144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099</text:p>
          </table:table-cell>
          <table:table-cell office:value-type="float" office:value="0.20145199999999999" table:style-name="ce3">
            <text:p>0.201452</text:p>
          </table:table-cell>
          <table:table-cell office:value-type="float" office:value="1.5731479999999999E-2" table:style-name="ce3">
            <text:p>0.015731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100</text:p>
          </table:table-cell>
          <table:table-cell office:value-type="float" office:value="0.20145199999999999" table:style-name="ce3">
            <text:p>0.201452</text:p>
          </table:table-cell>
          <table:table-cell office:value-type="float" office:value="1.5731479999999999E-2" table:style-name="ce3">
            <text:p>0.0157314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300102</text:p>
          </table:table-cell>
          <table:table-cell office:value-type="float" office:value="0.20145199999999999" table:style-name="ce3">
            <text:p>0.201452</text:p>
          </table:table-cell>
          <table:table-cell office:value-type="float" office:value="1.5731479999999999E-2" table:style-name="ce3">
            <text:p>0.01573148</text:p>
          </table:table-cell>
          <table:table-cell table:number-columns-repeated="1638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rodrigo guerrero alejos</dc:creator>
    <meta:creation-date>2023-06-22T19:28:42Z</meta:creation-date>
    <dc:date>2023-06-29T23:39:36Z</dc:date>
    <meta:editing-cycles>2</meta:editing-cycles>
    <meta:editing-duration>PT481S</meta:editing-duration>
  </office:meta>
</office:document-meta>
</file>